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C00000104D2956E2DF8A108EA.png" manifest:media-type="image/png"/>
  <manifest:file-entry manifest:full-path="Pictures/100002010000015C000001040773F0920E9F6CD7.png" manifest:media-type="image/png"/>
  <manifest:file-entry manifest:full-path="Pictures/100002010000015C0000010469D92E61588DF740.png" manifest:media-type="image/png"/>
  <manifest:file-entry manifest:full-path="Pictures/100002010000015B0000009CDA87D1D6BA4E7518.png" manifest:media-type="image/png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color="#ffffff" draw:fill-gradient-name="gradient" draw:gradient-step-count="0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37cm" fo:min-width="2.645cm"/>
    </style:style>
    <style:style style:name="gr2" style:family="graphic" style:parent-style-name="standard">
      <style:graphic-properties draw:textarea-horizontal-align="justify" draw:textarea-vertical-align="middle" draw:auto-grow-height="false" fo:min-height="0.499cm" fo:min-width="1.29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499cm" fo:min-width="1.298cm"/>
    </style:style>
    <style:style style:name="gr8" style:family="graphic" style:parent-style-name="standard">
      <style:graphic-properties draw:textarea-horizontal-align="justify" draw:textarea-vertical-align="middle" draw:auto-grow-height="false" fo:min-height="0.498cm" fo:min-width="1.297cm"/>
    </style:style>
    <style:style style:name="gr9" style:family="graphic" style:parent-style-name="standard">
      <style:graphic-properties draw:textarea-horizontal-align="justify" draw:textarea-vertical-align="middle" draw:auto-grow-height="false" fo:min-height="0.498cm" fo:min-width="1.298cm"/>
    </style:style>
    <style:style style:name="gr10" style:family="graphic" style:parent-style-name="standard">
      <style:graphic-properties draw:textarea-horizontal-align="justify" draw:textarea-vertical-align="middle" draw:auto-grow-height="false" fo:min-height="0.498cm" fo:min-width="1.296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535cm" fo:min-width="2.645cm"/>
    </style:style>
    <style:style style:name="gr13" style:family="graphic" style:parent-style-name="standard">
      <style:graphic-properties draw:textarea-horizontal-align="justify" draw:textarea-vertical-align="middle" draw:auto-grow-height="false" fo:min-height="0.499cm" fo:min-width="2.495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>
      <style:graphic-properties style:protect="size"/>
    </style:style>
    <style:style style:name="pr1" style:family="presentation" style:parent-style-name="DNA-subtitle">
      <style:graphic-properties draw:fill-color="#ffffff" fo:min-height="0.599cm"/>
    </style:style>
    <style:style style:name="pr2" style:family="presentation" style:parent-style-name="DNA-subtitle">
      <style:graphic-properties draw:fill-color="#ffffff" fo:min-height="0.724cm"/>
    </style:style>
    <style:style style:name="pr3" style:family="presentation" style:parent-style-name="DNA-subtitle">
      <style:graphic-properties draw:fill-color="#ffffff" fo:min-height="2.11cm"/>
    </style:style>
    <style:style style:name="pr4" style:family="presentation" style:parent-style-name="DNA-subtitle">
      <style:graphic-properties draw:fill-color="#ffffff" fo:min-height="0.725cm"/>
    </style:style>
    <style:style style:name="pr5" style:family="presentation" style:parent-style-name="DNA-subtitle">
      <style:graphic-properties draw:fill-color="#ffffff" fo:min-height="0.598cm"/>
    </style:style>
    <style:style style:name="pr6" style:family="presentation" style:parent-style-name="DNA-subtitle">
      <style:graphic-properties draw:fill-color="#ffffff" fo:min-height="1.091cm"/>
    </style:style>
    <style:style style:name="pr7" style:family="presentation" style:parent-style-name="DNA-subtitle">
      <style:graphic-properties draw:fill-color="#ffffff" fo:min-height="0.723cm"/>
    </style:style>
    <style:style style:name="pr8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3pt" style:font-size-asian="24pt" style:font-size-complex="24pt"/>
    </style:style>
    <style:style style:name="P5" style:family="paragraph">
      <loext:graphic-properties draw:fill-color="#ffffff"/>
      <style:text-properties fo:color="#0066b3" fo:font-size="13pt" style:font-size-asian="24pt" style:font-size-complex="2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text-properties fo:font-size="54pt" style:font-size-asian="24pt" style:font-size-complex="24pt"/>
    </style:style>
    <style:style style:name="P8" style:family="paragraph">
      <loext:graphic-properties draw:fill-color="#ffffff"/>
      <style:text-properties fo:color="#ed1c24" fo:font-size="13pt" style:font-size-asian="24pt" style:font-size-complex="24pt"/>
    </style:style>
    <style:style style:name="P9" style:family="paragraph">
      <style:paragraph-properties fo:text-align="center"/>
      <style:text-properties fo:font-size="13pt" style:font-size-asian="24pt" style:font-size-complex="24pt"/>
    </style:style>
    <style:style style:name="P10" style:family="paragraph">
      <loext:graphic-properties draw:fill-color="#ffffff"/>
      <style:text-properties fo:color="#000000" fo:font-size="13pt" style:font-size-asian="24pt" style:font-size-complex="24pt"/>
    </style:style>
    <style:style style:name="P11" style:family="paragraph">
      <loext:graphic-properties draw:fill-color="#ffffff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font-size="13pt" style:font-size-asian="24pt" style:font-size-complex="24pt"/>
    </style:style>
    <style:style style:name="T3" style:family="text">
      <style:text-properties fo:color="#0066b3" fo:font-size="13pt" style:font-size-asian="24pt" style:font-size-complex="24pt"/>
    </style:style>
    <style:style style:name="T4" style:family="text">
      <style:text-properties fo:font-size="54pt" style:font-size-asian="24pt" style:font-size-complex="24pt"/>
    </style:style>
    <style:style style:name="T5" style:family="text">
      <style:text-properties fo:color="#ed1c24" fo:font-size="13pt" style:font-size-asian="24pt" style:font-size-complex="24pt"/>
    </style:style>
    <style:style style:name="T6" style:family="text">
      <style:text-properties fo:color="#000000" fo:font-size="13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2" xml:id="id3" draw:id="id3" draw:layer="layout" svg:width="3.145cm" svg:height="0.787cm" svg:x="11.369cm" svg:y="4.548cm">
          <text:p text:style-name="P1"><text:span text:style-name="T1">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97cm" svg:height="0.749cm" svg:x="13.691cm" svg:y="7.795cm">
          <text:p text:style-name="P1"><text:span text:style-name="T1">= 55 ?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947cm" svg:y1="7.271cm" svg:x2="16.761cm" svg:y2="7.271cm">
          <text:p/>
        </draw:line>
        <draw:line draw:style-name="gr4" draw:text-style-name="P3" draw:layer="layout" svg:x1="16.761cm" svg:y1="7.271cm" svg:x2="16.761cm" svg:y2="8.244cm">
          <text:p/>
        </draw:line>
        <draw:line draw:style-name="gr4" draw:text-style-name="P3" draw:layer="layout" svg:x1="19.382cm" svg:y1="7.271cm" svg:x2="19.382cm" svg:y2="8.244cm">
          <text:p/>
        </draw:line>
        <draw:frame presentation:style-name="pr1" draw:text-style-name="P4" draw:layer="layout" svg:width="0.749cm" svg:height="0.599cm" svg:x="13.017cm" svg:y="5.872cm">
          <draw:text-box>
            <text:p><text:span text:style-name="T2">8</text:span></text:p>
          </draw:text-box>
        </draw:frame>
        <draw:frame presentation:style-name="pr1" draw:text-style-name="P4" draw:layer="layout" svg:width="0.748cm" svg:height="0.599cm" svg:x="16.761cm" svg:y="7.271cm">
          <draw:text-box>
            <text:p><text:span text:style-name="T2">8</text:span></text:p>
          </draw:text-box>
        </draw:frame>
        <draw:frame presentation:style-name="pr1" draw:text-style-name="P4" draw:layer="layout" svg:width="0.75cm" svg:height="0.599cm" svg:x="19.456cm" svg:y="7.271cm">
          <draw:text-box>
            <text:p><text:span text:style-name="T2">8</text:span></text:p>
          </draw:text-box>
        </draw:frame>
        <draw:frame presentation:style-name="pr1" draw:text-style-name="P4" draw:layer="layout" svg:width="0.749cm" svg:height="0.599cm" svg:x="19.082cm" svg:y="6.747cm">
          <draw:text-box>
            <text:p><text:span text:style-name="T2">“</text:span><text:span text:style-name="T2">1”</text:span></text:p>
          </draw:text-box>
        </draw:frame>
        <draw:frame presentation:style-name="pr2" draw:text-style-name="P5" draw:layer="layout" svg:width="1.198cm" svg:height="0.724cm" svg:x="15.563cm" svg:y="4.648cm">
          <draw:text-box>
            <text:p><text:span text:style-name="T3">etime</text:span></text:p>
          </draw:text-box>
        </draw:frame>
        <draw:line draw:style-name="gr4" draw:text-style-name="P3" draw:layer="layout" svg:x1="15.563cm" svg:y1="4.772cm" svg:x2="14.515cm" svg:y2="4.772cm">
          <text:p/>
        </draw:line>
        <draw:frame draw:style-name="gr5" draw:text-style-name="P3" xml:id="id2" draw:id="id2" draw:layer="layout" svg:width="4.832cm" svg:height="2.171cm" svg:x="15.748cm" svg:y="8.245cm">
          <draw:image xlink:href="Pictures/100002010000015B0000009CDA87D1D6BA4E7518.png" xlink:type="simple" xlink:show="embed" xlink:actuate="onLoad">
            <text:p/>
          </draw:image>
        </draw:frame>
        <draw:line draw:style-name="gr3" draw:text-style-name="P3" draw:layer="layout" svg:x1="12.792cm" svg:y1="6.171cm" svg:x2="13.092cm" svg:y2="6.171cm">
          <text:p/>
        </draw:line>
        <draw:line draw:style-name="gr3" draw:text-style-name="P3" draw:layer="layout" svg:x1="16.611cm" svg:y1="7.571cm" svg:x2="16.911cm" svg:y2="7.571cm">
          <text:p/>
        </draw:line>
        <draw:line draw:style-name="gr3" draw:text-style-name="P3" draw:layer="layout" svg:x1="19.232cm" svg:y1="7.571cm" svg:x2="19.532cm" svg:y2="7.571cm">
          <text:p/>
        </draw:line>
        <draw:line draw:style-name="gr6" draw:text-style-name="P6" draw:layer="layout" svg:x1="12.942cm" svg:y1="6.597cm" svg:x2="12.942cm" svg:y2="7.271cm">
          <text:p/>
        </draw:line>
        <draw:custom-shape draw:style-name="gr7" draw:text-style-name="P2" draw:layer="layout" svg:width="1.798cm" svg:height="0.749cm" svg:x="11.369cm" svg:y="7.795cm">
          <text:p text:style-name="P1"><text:span text:style-name="T1">= 50 ?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98cm" svg:height="0.749cm" svg:x="9.048cm" svg:y="7.795cm">
          <text:p text:style-name="P1"><text:span text:style-name="T1">= 45 ?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797cm" svg:height="0.748cm" svg:x="13.691cm" svg:y="9.518cm">
          <text:p text:style-name="P1"><text:span text:style-name="T1">=</text:span><text:span text:style-name="T1"> </text:span><text:span text:style-name="T1">1</text:span><text:span text:style-name="T1">1</text:span><text:span text:style-name="T1">0</text:span><text:span text:style-name="T1"> </text:span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98cm" svg:height="0.748cm" svg:x="11.369cm" svg:y="9.518cm">
          <text:p text:style-name="P1"><text:span text:style-name="T1">= </text:span><text:span text:style-name="T1">10</text:span><text:span text:style-name="T1">5 ?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98cm" svg:height="0.748cm" svg:x="9.048cm" svg:y="9.518cm">
          <text:p text:style-name="P1"><text:span text:style-name="T1">= </text:span><text:span text:style-name="T1">1</text:span><text:span text:style-name="T1">0</text:span><text:span text:style-name="T1">0 </text:span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797cm" svg:height="0.748cm" svg:x="12.493cm" svg:y="11.165cm">
          <text:p text:style-name="P1"><text:span text:style-name="T1">= 140 ?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796cm" svg:height="0.748cm" svg:x="10.172cm" svg:y="11.165cm">
          <text:p text:style-name="P1"><text:span text:style-name="T1">=</text:span><text:span text:style-name="T1"> </text:span><text:span text:style-name="T1">1</text:span><text:span text:style-name="T1">3</text:span><text:span text:style-name="T1">5</text:span><text:span text:style-name="T1"> </text:span><text:span text:style-name="T1">?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947cm" svg:y1="7.271cm" svg:x2="9.947cm" svg:y2="7.795cm">
          <text:p/>
        </draw:line>
        <draw:line draw:style-name="gr6" draw:text-style-name="P6" draw:layer="layout" svg:x1="9.947cm" svg:y1="9.218cm" svg:x2="9.947cm" svg:y2="9.518cm">
          <text:p/>
        </draw:line>
        <draw:line draw:style-name="gr6" draw:text-style-name="P6" draw:layer="layout" svg:x1="12.268cm" svg:y1="9.293cm" svg:x2="12.268cm" svg:y2="9.518cm">
          <text:p/>
        </draw:line>
        <draw:line draw:style-name="gr6" draw:text-style-name="P6" draw:layer="layout" svg:x1="14.589cm" svg:y1="9.218cm" svg:x2="14.589cm" svg:y2="9.518cm">
          <text:p/>
        </draw:line>
        <draw:line draw:style-name="gr6" draw:text-style-name="P6" draw:layer="layout" svg:x1="12.268cm" svg:y1="7.271cm" svg:x2="12.268cm" svg:y2="7.795cm">
          <text:p/>
        </draw:line>
        <draw:line draw:style-name="gr6" draw:text-style-name="P6" draw:layer="layout" svg:x1="14.589cm" svg:y1="7.271cm" svg:x2="14.589cm" svg:y2="7.795cm">
          <text:p/>
        </draw:line>
        <draw:line draw:style-name="gr6" draw:text-style-name="P6" draw:layer="layout" svg:x1="9.947cm" svg:y1="9.218cm" svg:x2="14.59cm" svg:y2="9.218cm">
          <text:p/>
        </draw:line>
        <draw:line draw:style-name="gr6" draw:text-style-name="P6" draw:layer="layout" svg:x1="11.07cm" svg:y1="7.271cm" svg:x2="11.07cm" svg:y2="11.165cm">
          <text:p/>
        </draw:line>
        <draw:line draw:style-name="gr6" draw:text-style-name="P6" draw:layer="layout" svg:x1="13.466cm" svg:y1="7.271cm" svg:x2="13.466cm" svg:y2="11.165cm">
          <text:p/>
        </draw:line>
        <draw:frame presentation:style-name="pr3" draw:text-style-name="P7" draw:layer="layout" svg:width="0.75cm" svg:height="2.11cm" svg:x="10.731cm" svg:y="5.739cm">
          <draw:text-box>
            <text:p><text:span text:style-name="T4">.</text:span></text:p>
          </draw:text-box>
        </draw:frame>
        <draw:line draw:style-name="gr6" draw:text-style-name="P6" draw:layer="layout" svg:x1="12.933cm" svg:y1="5.435cm" svg:x2="12.933cm" svg:y2="7.371cm">
          <text:p/>
        </draw:line>
        <draw:frame presentation:style-name="pr3" draw:text-style-name="P7" draw:layer="layout" svg:width="0.748cm" svg:height="2.11cm" svg:x="11.93cm" svg:y="5.739cm">
          <draw:text-box>
            <text:p><text:span text:style-name="T4">.</text:span></text:p>
          </draw:text-box>
        </draw:frame>
        <draw:frame presentation:style-name="pr3" draw:text-style-name="P7" draw:layer="layout" svg:width="0.749cm" svg:height="2.11cm" svg:x="13.128cm" svg:y="5.74cm">
          <draw:text-box>
            <text:p><text:span text:style-name="T4">.</text:span></text:p>
          </draw:text-box>
        </draw:frame>
        <draw:frame presentation:style-name="pr3" draw:text-style-name="P7" draw:layer="layout" svg:width="0.749cm" svg:height="2.11cm" svg:x="14.251cm" svg:y="5.641cm">
          <draw:text-box>
            <text:p><text:span text:style-name="T4">.</text:span></text:p>
          </draw:text-box>
        </draw:frame>
        <draw:frame presentation:style-name="pr3" draw:text-style-name="P7" draw:layer="layout" svg:width="0.749cm" svg:height="2.11cm" svg:x="13.128cm" svg:y="7.689cm">
          <draw:text-box>
            <text:p><text:span text:style-name="T4">.</text:span></text:p>
          </draw:text-box>
        </draw:frame>
        <draw:frame presentation:style-name="pr3" draw:text-style-name="P7" draw:layer="layout" svg:width="0.75cm" svg:height="2.11cm" svg:x="10.731cm" svg:y="7.689cm">
          <draw:text-box>
            <text:p><text:span text:style-name="T4">.</text:span></text:p>
          </draw:text-box>
        </draw:frame>
        <draw:frame presentation:style-name="pr3" draw:text-style-name="P7" draw:layer="layout" svg:width="0.748cm" svg:height="2.11cm" svg:x="11.93cm" svg:y="7.69cm">
          <draw:text-box>
            <text:p><text:span text:style-name="T4">.</text:span></text:p>
          </draw:text-box>
        </draw:frame>
        <draw:line draw:style-name="gr11" draw:text-style-name="P6" draw:layer="layout" svg:x1="9.947cm" svg:y1="8.619cm" svg:x2="7.6cm" svg:y2="8.619cm">
          <text:p/>
        </draw:line>
        <draw:line draw:style-name="gr11" draw:text-style-name="P6" draw:layer="layout" svg:x1="12.343cm" svg:y1="8.843cm" svg:x2="6.4cm" svg:y2="8.843cm">
          <text:p/>
        </draw:line>
        <draw:line draw:style-name="gr11" draw:text-style-name="P6" draw:layer="layout" svg:x1="14.589cm" svg:y1="9.068cm" svg:x2="5.2cm" svg:y2="9.068cm">
          <text:p/>
        </draw:line>
        <draw:line draw:style-name="gr6" draw:text-style-name="P6" draw:layer="layout" svg:x1="9.947cm" svg:y1="8.544cm" svg:x2="9.947cm" svg:y2="8.619cm">
          <text:p/>
        </draw:line>
        <draw:line draw:style-name="gr6" draw:text-style-name="P6" draw:layer="layout" svg:x1="12.343cm" svg:y1="8.544cm" svg:x2="12.343cm" svg:y2="8.844cm">
          <text:p/>
        </draw:line>
        <draw:line draw:style-name="gr6" draw:text-style-name="P6" draw:layer="layout" svg:x1="14.589cm" svg:y1="8.544cm" svg:x2="14.589cm" svg:y2="9.068cm">
          <text:p/>
        </draw:line>
        <draw:line draw:style-name="gr11" draw:text-style-name="P6" draw:layer="layout" svg:x1="9.957cm" svg:y1="10.379cm" svg:x2="7.4cm" svg:y2="10.4cm">
          <text:p/>
        </draw:line>
        <draw:line draw:style-name="gr11" draw:text-style-name="P6" draw:layer="layout" svg:x1="12.353cm" svg:y1="10.603cm" svg:x2="6cm" svg:y2="10.643cm">
          <text:p/>
        </draw:line>
        <draw:line draw:style-name="gr11" draw:text-style-name="P6" draw:layer="layout" svg:x1="14.6cm" svg:y1="10.928cm" svg:x2="4.6cm" svg:y2="10.928cm">
          <text:p/>
        </draw:line>
        <draw:line draw:style-name="gr6" draw:text-style-name="P6" draw:layer="layout" svg:x1="9.957cm" svg:y1="10.266cm" svg:x2="9.957cm" svg:y2="10.378cm">
          <text:p/>
        </draw:line>
        <draw:line draw:style-name="gr6" draw:text-style-name="P6" draw:layer="layout" svg:x1="12.353cm" svg:y1="10.266cm" svg:x2="12.353cm" svg:y2="10.603cm">
          <text:p/>
        </draw:line>
        <draw:line draw:style-name="gr6" draw:text-style-name="P6" draw:layer="layout" svg:x1="14.599cm" svg:y1="10.266cm" svg:x2="14.6cm" svg:y2="10.928cm">
          <text:p/>
        </draw:line>
        <draw:line draw:style-name="gr11" draw:text-style-name="P6" draw:layer="layout" svg:x1="11.09cm" svg:y1="12.073cm" svg:x2="7.4cm" svg:y2="12.073cm">
          <text:p/>
        </draw:line>
        <draw:line draw:style-name="gr11" draw:text-style-name="P6" draw:layer="layout" svg:x1="13.486cm" svg:y1="12.298cm" svg:x2="5.8cm" svg:y2="12.298cm">
          <text:p/>
        </draw:line>
        <draw:line draw:style-name="gr6" draw:text-style-name="P6" draw:layer="layout" svg:x1="11.09cm" svg:y1="11.914cm" svg:x2="11.09cm" svg:y2="12.073cm">
          <text:p/>
        </draw:line>
        <draw:line draw:style-name="gr6" draw:text-style-name="P6" draw:layer="layout" svg:x1="13.486cm" svg:y1="11.914cm" svg:x2="13.486cm" svg:y2="12.298cm">
          <text:p/>
        </draw:line>
        <draw:frame presentation:style-name="pr4" draw:text-style-name="P8" draw:layer="layout" svg:width="1.011cm" svg:height="0.725cm" svg:x="7.951cm" svg:y="8.094cm">
          <draw:text-box>
            <text:p><text:span text:style-name="T5">s45</text:span></text:p>
          </draw:text-box>
        </draw:frame>
        <draw:frame presentation:style-name="pr2" draw:text-style-name="P8" draw:layer="layout" svg:width="1.012cm" svg:height="0.724cm" svg:x="6.776cm" svg:y="8.32cm">
          <draw:text-box>
            <text:p><text:span text:style-name="T5">s50</text:span></text:p>
          </draw:text-box>
        </draw:frame>
        <draw:frame presentation:style-name="pr2" draw:text-style-name="P5" draw:layer="layout" svg:width="1.01cm" svg:height="0.724cm" svg:x="5.579cm" svg:y="8.546cm">
          <draw:text-box>
            <text:p><text:span text:style-name="T5">s55</text:span></text:p>
          </draw:text-box>
        </draw:frame>
        <draw:frame presentation:style-name="pr2" draw:text-style-name="P5" draw:layer="layout" svg:width="1.011cm" svg:height="0.724cm" svg:x="7.851cm" svg:y="9.893cm">
          <draw:text-box>
            <text:p><text:span text:style-name="T5">s100</text:span></text:p>
          </draw:text-box>
        </draw:frame>
        <draw:frame presentation:style-name="pr2" draw:text-style-name="P8" draw:layer="layout" svg:width="1.011cm" svg:height="0.724cm" svg:x="6.502cm" svg:y="10.118cm">
          <draw:text-box>
            <text:p><text:span text:style-name="T5">s105</text:span></text:p>
          </draw:text-box>
        </draw:frame>
        <draw:frame presentation:style-name="pr2" draw:text-style-name="P8" draw:layer="layout" svg:width="1.011cm" svg:height="0.724cm" svg:x="5.079cm" svg:y="10.344cm">
          <draw:text-box>
            <text:p><text:span text:style-name="T5">s110</text:span></text:p>
          </draw:text-box>
        </draw:frame>
        <draw:frame presentation:style-name="pr2" draw:text-style-name="P8" draw:layer="layout" svg:width="1.011cm" svg:height="0.724cm" svg:x="7.851cm" svg:y="11.54cm">
          <draw:text-box>
            <text:p><text:span text:style-name="T5">s135</text:span></text:p>
          </draw:text-box>
        </draw:frame>
        <draw:frame presentation:style-name="pr2" draw:text-style-name="P8" draw:layer="layout" svg:width="1.011cm" svg:height="0.724cm" svg:x="6.427cm" svg:y="11.765cm">
          <draw:text-box>
            <text:p><text:span text:style-name="T5">s140</text:span></text:p>
          </draw:text-box>
        </draw:frame>
        <draw:frame presentation:style-name="pr5" draw:text-style-name="P4" draw:layer="layout" svg:width="0.749cm" svg:height="0.598cm" svg:x="18.249cm" svg:y="11.316cm">
          <draw:text-box>
            <text:p><text:span text:style-name="T2">8</text:span></text:p>
          </draw:text-box>
        </draw:frame>
        <draw:line draw:style-name="gr3" draw:text-style-name="P3" draw:layer="layout" svg:x1="18.025cm" svg:y1="11.615cm" svg:x2="18.325cm" svg:y2="11.615cm">
          <text:p/>
        </draw:line>
        <draw:custom-shape draw:style-name="gr12" draw:text-style-name="P9" xml:id="id1" draw:id="id1" draw:layer="layout" svg:width="3.145cm" svg:height="0.785cm" svg:x="4.846cm" svg:y="3.446cm">
          <text:p text:style-name="P1"><text:span text:style-name="T2">ck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2.995cm" svg:height="0.749cm" svg:x="4.92cm" svg:y="5.542cm">
          <text:p text:style-name="P1"><text:span text:style-name="T2">= 50.000.000?</text:span></text:p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1.647cm" svg:height="1.091cm" svg:x="1.975cm" svg:y="3.138cm">
          <draw:text-box>
            <text:p><text:span text:style-name="T3">ecktimer</text:span></text:p>
          </draw:text-box>
        </draw:frame>
        <draw:line draw:style-name="gr4" draw:text-style-name="P3" draw:layer="layout" svg:x1="3.722cm" svg:y1="3.67cm" svg:x2="4.77cm" svg:y2="3.67cm">
          <text:p/>
        </draw:line>
        <draw:line draw:style-name="gr3" draw:text-style-name="P3" draw:layer="layout" svg:x1="6.268cm" svg:y1="4.718cm" svg:x2="6.568cm" svg:y2="4.718cm">
          <text:p/>
        </draw:line>
        <draw:connector draw:style-name="gr11" draw:text-style-name="P6" draw:layer="layout" draw:type="line" svg:x1="6.418cm" svg:y1="4.231cm" svg:x2="6.404cm" svg:y2="5.551cm" draw:start-shape="id1" draw:start-glue-point="2" svg:d="M6418 4231l-14 1320" svg:viewBox="0 0 15 1321">
          <text:p/>
        </draw:connector>
        <draw:line draw:style-name="gr11" draw:text-style-name="P6" draw:layer="layout" svg:x1="4.921cm" svg:y1="5.991cm" svg:x2="2.3cm" svg:y2="5.991cm">
          <text:p/>
        </draw:line>
        <draw:frame presentation:style-name="pr1" draw:text-style-name="P4" draw:layer="layout" svg:width="0.749cm" svg:height="0.599cm" svg:x="6.418cm" svg:y="4.419cm">
          <draw:text-box>
            <text:p><text:span text:style-name="T2">26</text:span></text:p>
          </draw:text-box>
        </draw:frame>
        <draw:frame presentation:style-name="pr6" draw:text-style-name="P5" draw:layer="layout" svg:width="2.447cm" svg:height="1.091cm" svg:x="1.4cm" svg:y="3.513cm">
          <draw:text-box>
            <text:p><text:span text:style-name="T3">rstcktimer</text:span></text:p>
          </draw:text-box>
        </draw:frame>
        <draw:line draw:style-name="gr4" draw:text-style-name="P3" draw:layer="layout" svg:x1="3.722cm" svg:y1="4.045cm" svg:x2="4.77cm" svg:y2="4.045cm">
          <text:p/>
        </draw:line>
        <draw:frame presentation:style-name="pr2" draw:text-style-name="P8" draw:layer="layout" svg:width="1.011cm" svg:height="0.724cm" svg:x="3.048cm" svg:y="5.393cm">
          <draw:text-box>
            <text:p><text:span text:style-name="T5">s1</text:span></text:p>
          </draw:text-box>
        </draw:frame>
        <draw:frame presentation:style-name="pr6" draw:text-style-name="P5" draw:layer="layout" svg:width="1.562cm" svg:height="1.091cm" svg:x="15.563cm" svg:y="4.1cm">
          <draw:text-box>
            <text:p><text:span text:style-name="T3">rsttime</text:span></text:p>
          </draw:text-box>
        </draw:frame>
        <draw:line draw:style-name="gr4" draw:text-style-name="P3" draw:layer="layout" svg:x1="15.563cm" svg:y1="5.072cm" svg:x2="14.515cm" svg:y2="5.072cm">
          <text:p/>
        </draw:line>
        <draw:connector draw:style-name="gr11" draw:text-style-name="P6" draw:layer="layout" draw:line-skew="2.084cm -6.281cm -2.322cm" svg:x1="18.164cm" svg:y1="10.416cm" svg:x2="12.941cm" svg:y2="4.548cm" draw:start-shape="id2" draw:start-glue-point="2" draw:end-shape="id3" draw:end-glue-point="0" svg:d="M18164 10416v2584h-9302v-11300h4079v2848" svg:viewBox="0 0 9303 11301">
          <text:p/>
        </draw:connector>
        <draw:frame presentation:style-name="pr1" draw:text-style-name="P4" draw:layer="layout" svg:width="0.749cm" svg:height="0.599cm" svg:x="12.933cm" svg:y="3.5cm">
          <draw:text-box>
            <text:p><text:span text:style-name="T2">8</text:span></text:p>
          </draw:text-box>
        </draw:frame>
        <draw:line draw:style-name="gr3" draw:text-style-name="P3" draw:layer="layout" svg:x1="12.783cm" svg:y1="3.8cm" svg:x2="13.083cm" svg:y2="3.8cm">
          <text:p/>
        </draw:line>
        <draw:frame draw:style-name="gr5" draw:text-style-name="P3" draw:layer="layout" svg:width="6.28cm" svg:height="4.691cm" svg:x="20.72cm" svg:y="5.542cm">
          <draw:image xlink:href="Pictures/100002010000015C0000010469D92E61588DF740.png" xlink:type="simple" xlink:show="embed" xlink:actuate="onLoad">
            <text:p/>
          </draw:image>
        </draw:frame>
        <draw:frame draw:style-name="gr5" draw:text-style-name="P3" draw:layer="layout" svg:width="6.287cm" svg:height="4.698cm" svg:x="17.578cm" svg:y="0.6cm">
          <draw:image xlink:href="Pictures/100002010000015C000001040773F0920E9F6CD7.png" xlink:type="simple" xlink:show="embed" xlink:actuate="onLoad">
            <text:p/>
          </draw:image>
        </draw:frame>
        <draw:frame draw:style-name="gr5" draw:text-style-name="P3" draw:layer="layout" svg:width="6.204cm" svg:height="4.636cm" svg:x="19.458cm" svg:y="11.09cm">
          <draw:image xlink:href="Pictures/100002010000015C00000104D2956E2DF8A108EA.png" xlink:type="simple" xlink:show="embed" xlink:actuate="onLoad">
            <text:p/>
          </draw:image>
        </draw:frame>
        <draw:custom-shape draw:style-name="gr14" draw:text-style-name="P1" draw:layer="layout" svg:width="0.219cm" svg:height="0.183cm" draw:transform="rotate (2.32931641971163) translate (11.388cm 5.12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3" draw:layer="layout" svg:x1="10.321cm" svg:y1="4.998cm" svg:x2="11.369cm" svg:y2="4.998cm">
          <text:p/>
        </draw:line>
        <draw:frame presentation:style-name="pr7" draw:text-style-name="P10" draw:layer="layout" svg:width="1.198cm" svg:height="0.723cm" svg:x="9.198cm" svg:y="4.575cm">
          <draw:text-box>
            <text:p><text:span text:style-name="T6">clock</text:span></text:p>
          </draw:text-box>
        </draw:frame>
        <presentation:notes draw:style-name="dp2">
          <draw:page-thumbnail draw:style-name="gr15" draw:layer="layout" svg:width="17cm" svg:height="9.56cm" svg:x="2cm" svg:y="2.5cm" draw:page-number="1" presentation:class="page"/>
          <draw:frame presentation:style-name="pr8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" draw:style="linear" draw:start-color="#ffffff" draw:end-color="#ffffff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solid" draw:fill-color="#ffffff"/>
      <style:text-properties style:letter-kerning="true"/>
    </style:style>
    <style:style style:name="DNA-backgroundobjects" style:family="presentation">
      <style:graphic-properties draw:stroke="none" draw:fill="solid" draw:fill-color="#ffffff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51M30S</meta:editing-duration>
    <meta:editing-cycles>25</meta:editing-cycles>
    <meta:generator>LibreOffice/6.0.6.2$Linux_X86_64 LibreOffice_project/00m0$Build-2</meta:generator>
    <dc:title>DNA</dc:title>
    <dc:date>2018-09-27T13:06:43.939710598</dc:date>
    <meta:document-statistic meta:object-count="112"/>
  </office:meta>
</office:document-meta>
</file>